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99"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x + 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2018/05/2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開発の現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 service</text:p>
                <text:list>
                  <text:list-item>
                    <text:p>dockerによるコンテナ化</text:p>
                  </text:list-item>
                </text:list>
              </text:list-item>
              <text:list-item>
                <text:p>server less architecture</text:p>
                <text:p/>
              </text:list-item>
              <text:list-item>
                <text:p>full stackよりも、sinatraのようなmicro library</text:p>
              </text:list-item>
              <text:list-item>
                <text:p>Ｒａｉｌｓ is Monoli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の昨今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script</text:p>
              </text:list-item>
              <text:list-item>
                <text:p>webpack　プロジェクト単位のビルドツール</text:p>
              </text:list-item>
              <text:list-item>
                <text:p>rollup<text:tab/><text:tab/><text:tab/>ライブラリ単位のビルドツール</text:p>
              </text:list-item>
              <text:list-item>
                <text:p>react<text:tab/>facebook, slack, uber, ...</text:p>
              </text:list-item>
              <text:list-item>
                <text:p>redux</text:p>
              </text:list-item>
              <text:list-item>
                <text:p>typescript<text:tab/><text:tab/>LyftがＲeactと共に採用</text:p>
              </text:list-item>
              <text:list-item>
                <text:p>test tool<text:tab/><text:tab/>ほとんど、誰もつかってない</text:p>
              </text:list-item>
              <text:list-item>
                <text:p>2016年から周辺ツールやライブラリ群は変化なし</text:p>
                <text:list>
                  <text:list-item>
                    <text:p>これ以上は、あたらしいツールは出てこないだろう</text:p>
                    <text:list>
                      <text:list-item>
                        <text:p>typescriptかＷｅｂＡｓｓｅｍｂｌｙ製の何か</text:p>
                      </text:list-item>
                    </text:list>
                  </text:list-item>
                  <text:list-item>
                    <text:p>grunt, yeomanの記述が冗長</text:p>
                  </text:list-item>
                  <text:list-item>
                    <text:p>bower, jspmは不要なレイヤ</text:p>
                  </text:list-item>
                  <text:list-item>
                    <text:p>vue? ナニソレ？メンテできるの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指向</text:p>
                <text:list>
                  <text:list-item>
                    <text:p>component-container</text:p>
                  </text:list-item>
                  <text:list-item>
                    <text:p>atomic design</text:p>
                  </text:list-item>
                </text:list>
              </text:list-item>
              <text:list-item>
                <text:p>data dispatch</text:p>
              </text:list-item>
              <text:list-item>
                <text:p>非同期処理</text:p>
                <text:list>
                  <text:list-item>
                    <text:p>redux-thunk</text:p>
                    <text:list>
                      <text:list-item>
                        <text:p>action（ＪＳＯＮ）の代わりにfunctionを返す</text:p>
                      </text:list-item>
                    </text:list>
                  </text:list-item>
                  <text:list-item>
                    <text:p>redux-saga</text:p>
                    <text:list>
                      <text:list-item>
                        <text:p>reducer（純粋関数）の代わりにsagas（副作用有）をつかう</text:p>
                      </text:list-item>
                      <text:list-item>
                        <text:p>sagaはＣＱＲＳ<text:span text:style-name="T1">（</text:span><text:span text:style-name="T1">Command Query Responsibility Segregation</text:span><text:span text:style-name="T1">）</text:span> pattern</text:p>
                      </text:list-item>
                      <text:list-item>
                        <text:p>es6のgenerator記法を利用する</text:p>
                      </text:list-item>
                    </text:list>
                  </text:list-item>
                  <text:list-item>
                    <text:p>redux-observable</text:p>
                    <text:list>
                      <text:list-item>
                        <text:p>rxjs</text:p>
                      </text:list-item>
                      <text:list-item>
                        <text:p>netflixが採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コンパイル時にエラーを検出</text:p>
                    <text:list>
                      <text:list-item>
                        <text:p>ステップ実行しなくて良い</text:p>
                      </text:list-item>
                      <text:list-item>
                        <text:p>どうでも良いバグがスグに見つかる</text:p>
                      </text:list-item>
                    </text:list>
                  </text:list-item>
                  <text:list-item>
                    <text:p>flowtype(ocaml製)と違ってＷｉｎｄｏｗｓ上でも動く</text:p>
                  </text:list-item>
                </text:list>
              </text:list-item>
              <text:list-item>
                <text:p>cons</text:p>
                <text:list>
                  <text:list-item>
                    <text:p>イディオムに癖がある（慣れたらすぐに分かる）</text:p>
                  </text:list-item>
                  <text:list-item>
                    <text:p>記述が長くなる</text:p>
                  </text:list-item>
                  <text:list-item>
                    <text:p>型定義にバグが残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単位でＣＳＳを記述</text:p>
                <text:list>
                  <text:list-item>
                    <text:p>styled-components/styled-components</text:p>
                  </text:list-item>
                  <text:list-item>
                    <text:p>paypal/glamorous</text:p>
                  </text:list-item>
                </text:list>
              </text:list-item>
              <text:list-item>
                <text:p>JSで記述するならstyled-components</text:p>
              </text:list-item>
              <text:list-item>
                <text:p>TSで記述するならpaypal/glamor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on/<text:tab/><text:tab/><text:tab/><text:tab/>plainなＪＳＯＮ</text:p>
              </text:list-item>
              <text:list-item>
                <text:p>constants/<text:tab/><text:tab/>actionのtypeに使われる定数</text:p>
              </text:list-item>
              <text:list-item>
                <text:p>reducers/<text:tab/><text:tab/><text:tab/>(S, A) =&gt; S, 純粋関数</text:p>
              </text:list-item>
              <text:list-item>
                <text:p>sagas/</text:p>
                <text:list>
                  <text:list-item>
                    <text:p>reducerとほぼ同じ。非同期処理（副作用）を担う</text:p>
                  </text:list-item>
                  <text:list-item>
                    <text:p>actionの代わりにeffectを投げる</text:p>
                  </text:list-item>
                </text:list>
              </text:list-item>
              <text:list-item>
                <text:p>components/<text:tab/>applicationに必要なStateを持たない</text:p>
              </text:list-item>
              <text:list-item>
                <text:p>containers/<text:tab/><text:tab/><text:span text:style-name="T2">connect()</text:span><text:span text:style-name="T2">により</text:span><text:span text:style-name="T2">, props</text:span><text:span text:style-name="T2">と</text:span><text:span text:style-name="T2">State</text:span><text:span text:style-name="T2">が関連付けら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port const PUSH_INCREMENT = ‘PUSH_INCREMENT’;</text:span></text:p>
              </text:list-item>
              <text:list-item>
                <text:p><text:span text:style-name="T2">export type PUSH_INCREMENT = typeof PUSH_INCREMENT;</text:span></text:p>
                <text:p><text:span text:style-name="T2"/></text:p>
              </text:list-item>
              <text:list-item>
                <text:p><text:span text:style-name="T2">typeof</text:span><text:span text:style-name="T2">演算子を使って、</text:span><text:span text:style-name="T2">PUSH_INCREMENT</text:span><text:span text:style-name="T2">の型を定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SA: Flux Standard Action</text:p>
                <text:list>
                  <text:list-item>
                    <text:p>interface Action {</text:p>
                    <text:list>
                      <text:list-header>
                        <text:p>type: constants.type</text:p>
                        <text:p>payload: {};</text:p>
                        <text:p>error?: boolean;</text:p>
                      </text:list-header>
                    </text:list>
                    <text:p>}</text:p>
                  </text:list-item>
                </text:list>
              </text:list-item>
              <text:list-item>
                <text:p><text:span text:style-name="T2">type LoginAction = LoginRequest | LoginSuccess | LoginFailure;</text:span></text:p>
              </text:list-item>
              <text:list-item>
                <text:p>ActionCreator (JSONを返す)</text:p>
                <text:list>
                  <text:list-item>
                    <text:p><text:span text:style-name="T3">function actionCreator(): Action {</text:span></text:p>
                    <text:list>
                      <text:list-header>
                        <text:p><text:span text:style-name="T3">return {};</text:span></text:p>
                      </text:list-header>
                    </text:list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-container sty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</text:p>
                <text:list>
                  <text:list-item>
                    <text:p>Ｓｔａｔｅを持たない</text:p>
                  </text:list-item>
                  <text:list-item>
                    <text:p>SFC: Stateless Functional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StateをStoreに管理させる</text:p>
                  </text:list-item>
                  <text:list-item>
                    <text:p>mapStateToProps</text:p>
                  </text:list-item>
                  <text:list-item>
                    <text:p>mapDispatchToProps</text:p>
                  </text:list-item>
                  <text:list-item>
                    <text:p>connect(mapStateToProps, mapDispatchToProps)(Component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StateProps {}</text:p>
                <text:p>interface DispatchProps {</text:p>
                <text:list>
                  <text:list-header>
                    <text:p>onClick: typeof ActionCreator;</text:p>
                  </text:list-header>
                </text:list>
                <text:p>}</text:p>
                <text:p>interface Props extends StateProps, DispatchProps {}</text:p>
                <text:p>interface State {}</text:p>
                <text:p>class Counter extends React.Component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</text:list-header>
                    </text:list>
                    <text:p>}</text:p>
                    <text:p>render() {</text:p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FC: Stateless Functional Components</text:p>
                <text:list>
                  <text:list-item>
                    <text:p>componentが、stateを持たない</text:p>
                  </text:list-item>
                </text:list>
              </text:list-item>
              <text:list-item>
                <text:p><text:span text:style-name="T2">interface Props {</text:span></text:p>
                <text:list>
                  <text:list-header>
                    <text:p><text:span text:style-name="T2">members: Member[];</text:span></text:p>
                    <text:p><text:span text:style-name="T2">onClick: typeof setValueToEditor;</text:span></text:p>
                  </text:list-header>
                </text:list>
                <text:p><text:span text:style-name="T2">}</text:span></text:p>
                <text:p><text:span text:style-name="T2">const MemberTable: React.SFC&lt;Props&gt; = ({ members, onClick, onUpdate }) =&gt; {</text:span></text:p>
                <text:list>
                  <text:list-header>
                    <text:p><text:span text:style-name="T2">return (</text:span></text:p>
                    <text:list>
                      <text:list-header>
                        <text:p><text:span text:style-name="T2">&lt;div className=”membertable”&gt;</text:span></text:p>
                        <text:list>
                          <text:list-header>
                            <text:p><text:span text:style-name="T2">&lt;button onClick={</text:span><text:span text:style-name="T4">() =&gt; handleUpdate()</text:span><text:span text:style-name="T2">}&gt;&lt;/button&gt;</text:span></text:p>
                          </text:list-header>
                        </text:list>
                        <text:p><text:span text:style-name="T2">&lt;/div&gt;</text:span></text:p>
                      </text:list-header>
                    </text:list>
                    <text:p><text:span text:style-name="T2">);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interface StateProps {}</text:span></text:p>
                <text:p><text:span text:style-name="T2">interface DispatchProps {}</text:span></text:p>
                <text:p><text:span text:style-name="T2">interface Props extends StateProps, DispatchProps {}</text:span></text:p>
                <text:p><text:span text:style-name="T2">const mapStateToProps = (state: GlobalState): StateProps =&gt; {</text:span></text:p>
                <text:list>
                  <text:list-header>
                    <text:p><text:span text:style-name="T2">return {};</text:span></text:p>
                  </text:list-header>
                </text:list>
                <text:p><text:span text:style-name="T2">}</text:span></text:p>
                <text:p><text:span text:style-name="T2">const mapDispatchToProps = (dispatch: Dispatch&lt;Action&gt;): DispatchProps =&gt; ({</text:span></text:p>
                <text:list>
                  <text:list-header>
                    <text:p><text:span text:style-name="T2">actions: bindActionCreators(</text:span></text:p>
                    <text:p><text:span text:style-name="T2">{</text:span></text:p>
                    <text:list>
                      <text:list-header>
                        <text:p><text:span text:style-name="T2">handleLogin: loginUser;</text:span></text:p>
                        <text:p><text:span text:style-name="T2">handleLogout: logoutRequest;</text:span></text:p>
                      </text:list-header>
                    </text:list>
                    <text:p><text:span text:style-name="T2">},</text:span></text:p>
                    <text:p><text:span text:style-name="T2">dispatch)</text:span></text:p>
                  </text:list-header>
                </text:list>
                <text:p><text:span text:style-name="T2">});</text:span></text:p>
                <text:p><text:span text:style-name="T2">export default connect(</text:span></text:p>
                <text:list>
                  <text:list-header>
                    <text:p><text:span text:style-name="T2">mapStateToProps, mapDispatchToProps</text:span></text:p>
                  </text:list-header>
                </text:list>
                <text:p><text:span text:style-name="T2">)(GlobalNavbar);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onnect()</text:span><text:span text:style-name="T2">で</text:span><text:span text:style-name="T2">component</text:span><text:span text:style-name="T2">と</text:span><text:span text:style-name="T2">state, dispatch</text:span><text:span text:style-name="T2">を結び付ける</text:span></text:p>
              </text:list-item>
              <text:list-item>
                <text:p><text:span text:style-name="T2">error message</text:span><text:span text:style-name="T2">は </text:span><text:span text:style-name="T2">IntrinsicAttributes &amp; IntrinsicClassAttributes&lt;&gt;</text:span></text:p>
                <text:p><text:span text:style-name="T2">と長い記述がずらず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dActionCre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otrwitek/react-redux-typescript-guide</text:p>
              </text:list-item>
              <text:list-item>
                <text:p>Redux Connected Components</text:p>
              </text:list-item>
              <text:list-item>
                <text:p>caveat with bindActionCre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Props {</text:p>
                <text:list>
                  <text:list-header>
                    <text:p>children?: ReactNode;</text:p>
                  </text:list-header>
                </text:list>
                <text:p>}</text:p>
                <text:p>interface State {}</text:p>
                <text:p>class DashboardTemplate extends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  <text:p>state = {};</text:p>
                      </text:list-header>
                    </text:list>
                    <text:p>}</text:p>
                    <text:p>render() {</text:p>
                    <text:list>
                      <text:list-header>
                        <text:p>return (</text:p>
                        <text:p>)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nst Home = () =&gt; (</text:span></text:p>
                <text:list>
                  <text:list-header>
                    <text:p><text:span text:style-name="T2">&lt;DashboardTemplate&gt;</text:span></text:p>
                    <text:list>
                      <text:list-header>
                        <text:p><text:span text:style-name="T2">&lt;div&gt;HomeContent&lt;/div&gt;</text:span></text:p>
                      </text:list-header>
                    </text:list>
                    <text:p><text:span text:style-name="T2">&lt;/DashboardTemplate&gt;</text:span></text:p>
                  </text:list-header>
                </text:list>
                <text:p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text-style-name="P3" draw:layer="layout" svg:width="25.199cm" svg:height="12.179cm" svg:x="1.401cm" svg:y="4.621cm" presentation:class="outline" presentation:user-transformed="true">
          <draw:text-box>
            <text:list text:style-name="L2">
              <text:list-item>
                <text:p><text:span text:style-name="T2">interface GlobalState {</text:span></text:p>
                <text:list>
                  <text:list-header>
                    <text:p><text:span text:style-name="T2">counter: CounterState;</text:span></text:p>
                    <text:p><text:span text:style-name="T2">table: TableState;</text:span></text:p>
                    <text:p><text:span text:style-name="T2">auth: AuthState;</text:span></text:p>
                  </text:list-header>
                </text:list>
                <text:p><text:span text:style-name="T2">}</text:span></text:p>
                <text:p><text:span text:style-name="T2">export default combineReducers&lt;GlobalState&gt;({</text:span></text:p>
                <text:list>
                  <text:list-header>
                    <text:p><text:span text:style-name="T2">counter: counter.reducer,</text:span></text:p>
                    <text:p><text:span text:style-name="T2">table: table.reducer,</text:span></text:p>
                    <text:p><text:span text:style-name="T2">auth: auth.reducer,</text:span></text:p>
                  </text:list-header>
                </text:list>
                <text:p><text:span text:style-name="T2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 initialState: AuthState = {</text:p>
                <text:list>
                  <text:list-header>
                    <text:p>isLoggingIn; false,</text:p>
                  </text:list-header>
                </text:list>
                <text:p>};</text:p>
                <text:p>export function reducer(</text:p>
                <text:list>
                  <text:list-header>
                    <text:p>state: AuthState = {},</text:p>
                    <text:p>action: Action</text:p>
                  </text:list-header>
                </text:list>
                <text:p>): AuthState {</text:p>
                <text:list>
                  <text:list-header>
                    <text:p>switch(action.type){</text:p>
                    <text:p>case c.LOGIN_REQEST:</text:p>
                    <text:list>
                      <text:list-header>
                        <text:p>return {</text:p>
                        <text:list>
                          <text:list-header>
                            <text:p>...state,</text:p>
                            <text:p>IsLoggingIn: true</text:p>
                          </text:list-header>
                        </text:list>
                        <text:p>}</text:p>
                      </text:list-header>
                    </text:list>
                    <text:p>default:</text:p>
                    <text:list>
                      <text:list-header>
                        <text:p>{ ...state 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llow copy</text:p>
                <text:list>
                  <text:list-item>
                    <text:p>let members: Member[] = status.members</text:p>
                  </text:list-item>
                </text:list>
              </text:list-item>
              <text:list-item>
                <text:p>deep copy</text:p>
                <text:list>
                  <text:list-item>
                    <text:p>let members: Member[] = [...state.members];</text:p>
                  </text:list-item>
                </text:list>
              </text:list-item>
              <text:list-item>
                <text:p>shallow copyではcomponentが更新され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port default (</text:span><text:span text:style-name="T4">{history}: {history: History}</text:span><text:span text:style-name="T2">) =&gt; (</text:span></text:p>
                <text:list>
                  <text:list-header>
                    <text:p><text:span text:style-name="T2">&lt;Router history={history}&gt;</text:span></text:p>
                    <text:list>
                      <text:list-header>
                        <text:p><text:span text:style-name="T2">&lt;div&gt;</text:span></text:p>
                        <text:list>
                          <text:list-header>
                            <text:p><text:span text:style-name="T2">&lt;Route exact={true} path=”/” component={Home} /&gt;</text:span></text:p>
                            <text:p><text:span text:style-name="T2">&lt;Route path=”/home” component={Home} /&gt;</text:span></text:p>
                          </text:list-header>
                        </text:list>
                        <text:p><text:span text:style-name="T2">&lt;/div&gt;</text:span></text:p>
                      </text:list-header>
                    </text:list>
                    <text:p><text:span text:style-name="T2">&lt;/Router&gt;</text:span></text:p>
                  </text:list-header>
                </text:list>
                <text:p><text:span text:style-name="T2">);</text:span></text:p>
              </text:list-item>
              <text:list-item>
                <text:p><text:span text:style-name="T2">object destruction</text:span><text:span text:style-name="T2">を用いたときの型の与え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BrowserHistory</text:p>
                <text:list>
                  <text:list-item>
                    <text:p>HTML5 history API</text:p>
                  </text:list-item>
                </text:list>
              </text:list-item>
              <text:list-item>
                <text:p>createMemoryHistory</text:p>
                <text:list>
                  <text:list-item>
                    <text:p>non-DOM environment, React Native</text:p>
                  </text:list-item>
                </text:list>
              </text:list-item>
              <text:list-item>
                <text:p>createHashHistory</text:p>
                <text:list>
                  <text:list-item>
                    <text:p>legacy web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.d.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clare module ‘*.svg’ {</text:span></text:p>
                <text:list>
                  <text:list-header>
                    <text:p><text:span text:style-name="T2">const content: string;</text:span></text:p>
                    <text:p><text:span text:style-name="T2">export default content;</text:span></text:p>
                  </text:list-header>
                </text:list>
                <text:p><text:span text:style-name="T2">}</text:span></text:p>
              </text:list-item>
              <text:list-item>
                <text:p>Logo.svgを読み込むために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rc/App.tsx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interface AppProps {</text:span></text:p>
                <text:list>
                  <text:list-header>
                    <text:p><text:span text:style-name="T2">history: History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2">interface StateProps {</text:span></text:p>
                <text:list>
                  <text:list-header>
                    <text:p><text:span text:style-name="T2">profile?: auth0.Auth0UserProfile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2">interface DispatchProps {</text:span></text:p>
                <text:list>
                  <text:list-header>
                    <text:p><text:span text:style-name="T2">actions: {</text:span></text:p>
                    <text:list>
                      <text:list-header>
                        <text:p><text:span text:style-name="T2">loginRequest: typeof loginUser,</text:span></text:p>
                        <text:p><text:span text:style-name="T2">logoutRequest: typeof logoutRequest,</text:span></text:p>
                      </text:list-header>
                    </text:list>
                    <text:p><text:span text:style-name="T2">}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const App: React.StatelessComponent&lt;AppProps &amp; StateProps &amp; DispatchProps&gt; = ({</text:span></text:p>
                <text:list>
                  <text:list-header>
                    <text:p><text:span text:style-name="T2">History, profile, actions</text:span></text:p>
                  </text:list-header>
                </text:list>
                <text:p><text:span text:style-name="T2">}) =&gt; (</text:span></text:p>
                <text:list>
                  <text:list-header>
                    <text:p><text:span text:style-name="T2">&lt;div&gt;&lt;Router history={history} /&gt;&lt;/div&gt;</text:span></text:p>
                  </text:list-header>
                </text:list>
                <text:p><text:span text:style-name="T2">);</text:span></text:p>
              </text:list-item>
              <text:list-item>
                <text:p><text:span text:style-name="T2">const mapStateToProps = (state: GlobalState): StateProps =&gt; {</text:span></text:p>
                <text:p><text:span text:style-name="T2">}</text:span></text:p>
              </text:list-item>
              <text:list-item>
                <text:p><text:span text:style-name="T2">const mapStateToDispatch = (dispatch: Dispatch&lt;Action&gt;): DispatchProps =&gt; {</text:span></text:p>
                <text:list>
                  <text:list-header>
                    <text:p><text:span text:style-name="T2">return {</text:span></text:p>
                    <text:list>
                      <text:list-header>
                        <text:p><text:span text:style-name="T2">Actions: bindActionCreators({</text:span></text:p>
                        <text:p><text:span text:style-name="T2">},</text:span></text:p>
                        <text:p><text:span text:style-name="T2">dispatch)</text:span></text:p>
                      </text:list-header>
                    </text:list>
                    <text:p><text:span text:style-name="T2">}</text:span></text:p>
                  </text:list-header>
                </text:list>
                <text:p><text:span text:style-name="T2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rc/index.ts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 rootReducer, { GlobalState } from ‘./reducers’;</text:p>
              </text:list-item>
              <text:list-item>
                <text:p>const store = createStore&lt;GlobalState&gt;(</text:p>
                <text:list>
                  <text:list-header>
                    <text:p>rootReducer,</text:p>
                    <text:p>applyMiddleware(thunkMiddleware)</text:p>
                  </text:list-header>
                </text:list>
                <text:p>);</text:p>
              </text:list-item>
              <text:list-item>
                <text:p>ReactDOM.render(</text:p>
                <text:list>
                  <text:list-header>
                    <text:p>&lt;Provider store={store}&gt;</text:p>
                    <text:list>
                      <text:list-header>
                        <text:p>&lt;App history={history} /&gt;</text:p>
                      </text:list-header>
                    </text:list>
                    <text:p>&lt;/Provider&gt;</text:p>
                  </text:list-header>
                </text:list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unk 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nkAction&lt;ReturnVal, AppState, ExtraAPI&gt;</text:p>
              </text:list-item>
              <text:list-item>
                <text:p><text:span text:style-name="T5">const asyncThunkAction: ActionCreator&lt;</text:span></text:p>
                <text:list>
                  <text:list-header>
                    <text:p><text:span text:style-name="T5">ThunkAction&lt;Promise&lt;Action&gt;, Istate, void&gt;</text:span></text:p>
                  </text:list-header>
                </text:list>
                <text:p><text:span text:style-name="T5">&gt; = () =&gt; {</text:span></text:p>
                <text:list>
                  <text:list-header>
                    <text:p><text:span text:style-name="T5">return async (dispatch: Dispatch&lt;IState&gt;): </text:span><text:span text:style-name="T5">Promise&lt;Action&gt; {}</text:span></text:p>
                  </text:list-header>
                </text:list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31:52.039409940</meta:creation-date>
    <dc:date>2018-05-17T23:15:48.648661775</dc:date>
    <meta:editing-duration>P1DT2H14M25S</meta:editing-duration>
    <meta:editing-cycles>143</meta:editing-cycles>
    <meta:generator>LibreOffice/5.1.6.2$Linux_X86_64 LibreOffice_project/10m0$Build-2</meta:generator>
    <meta:document-statistic meta:object-count="127"/>
  </office:meta>
</office:document-meta>
</file>